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92638" officeooo:paragraph-rsid="00092638" style:font-weight-asian="bold" style:font-weight-complex="bold"/>
    </style:style>
    <style:style style:name="P2" style:family="paragraph" style:parent-style-name="Standard">
      <style:paragraph-properties fo:text-align="start" style:justify-single-word="false"/>
      <style:text-properties fo:font-weight="bold" officeooo:rsid="00092638" officeooo:paragraph-rsid="00092638" style:font-weight-asian="bold" style:font-weight-complex="bold"/>
    </style:style>
    <style:style style:name="P3" style:family="paragraph" style:parent-style-name="Standard">
      <style:paragraph-properties fo:text-align="start" style:justify-single-word="false"/>
      <style:text-properties fo:font-weight="bold" officeooo:rsid="00093537" officeooo:paragraph-rsid="00093537" style:font-weight-asian="bold" style:font-weight-complex="bold"/>
    </style:style>
    <style:style style:name="P4" style:family="paragraph" style:parent-style-name="Standard">
      <style:paragraph-properties fo:text-align="justify" style:justify-single-word="false"/>
      <style:text-properties fo:font-weight="bold" officeooo:rsid="00093537" officeooo:paragraph-rsid="00093537" style:font-weight-asian="bold" style:font-weight-complex="bold"/>
    </style:style>
    <style:style style:name="P5" style:family="paragraph" style:parent-style-name="Standard">
      <style:paragraph-properties fo:text-align="justify" style:justify-single-word="false"/>
      <style:text-properties fo:font-weight="bold" officeooo:rsid="000ab374" officeooo:paragraph-rsid="000ab37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c1d3b" style:font-weight-asian="normal" style:font-weight-complex="normal"/>
    </style:style>
    <style:style style:name="T3" style:family="text">
      <style:text-properties fo:font-weight="normal" officeooo:rsid="000c469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ividade de Introdução à Computação Gráfica</text:p>
      <text:p text:style-name="P1">André Oiveira de Sousa – 11325684</text:p>
      <text:p text:style-name="P1"/>
      <text:p text:style-name="P2"/>
      <text:p text:style-name="P3">Como um monitor exibe uma imagens de resolução maior do que a que ele suporta?</text:p>
      <text:p text:style-name="P3"/>
      <text:p text:style-name="P4"><text:tab/><text:span text:style-name="T1">Através de uma técnica chamada Dithering. Essa técnica se baseia em adicionar uma quantidade pequena de ruído aleatório ao sinal, antes da quantização. No caso do Dithering, o ruído serve como o seguinte propósito: Adicionar ruído antes da quantização gera o efeito de quebrar falsos contornos atribuindo pixels aleatoriamente para níveis mais altos ou mais baixos de quantização e, contando que nossos olhos tem uma resolução espacial limitada, isso funciona muito bem.</text:span></text:p>
      <text:p text:style-name="P4"><text:span text:style-name="T1"/></text:p>
      <text:p text:style-name="P4"><text:span text:style-name="T1"/></text:p>
      <text:p text:style-name="P5">Como a amostragem e quantização são aplicadas no processo de geração de imagens de um jogo?</text:p>
      <text:p text:style-name="P5"/>
      <text:p text:style-name="P5"><text:tab/><text:span text:style-name="T2">Quando há um aumento na resolução espacial, fazemos uma re-amostragem onde os novos valores podem ser calculados por interpolação dos valores antigos, quando o intervalo de amostragem é aumentado, reduzindo a resolução espacial, precisamos combinar os valores dos intervalos antigos para estimar um novo valor. </text:span><text:span text:style-name="T3">Para animações de jogos, onde a qualidade é um fator secundário se comparado à eficiência, esse processo é comumente utiliz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2:50:45.356468439</meta:creation-date>
    <dc:date>2019-07-01T11:44:30.642337634</dc:date>
    <meta:editing-duration>PT1M53S</meta:editing-duration>
    <meta:editing-cycles>2</meta:editing-cycles>
    <meta:generator>LibreOffice/6.0.7.3$Linux_x86 LibreOffice_project/00m0$Build-3</meta:generator>
    <meta:document-statistic meta:table-count="0" meta:image-count="0" meta:object-count="0" meta:page-count="1" meta:paragraph-count="6" meta:word-count="179" meta:character-count="1156" meta:non-whitespace-character-count="980"/>
  </office:meta>
</office:document-meta>
</file>